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iberation Serif1" svg:font-family="'Liberation Serif'" style:font-family-generic="roman"/>
    <style:font-face style:name="Arial1" svg:font-family="Arial" style:font-family-generic="swiss"/>
    <style:font-face style:name="Consolas1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7f1a" officeooo:paragraph-rsid="000b7f1a"/>
    </style:style>
    <style:style style:name="P2" style:family="paragraph" style:parent-style-name="Standard">
      <style:text-properties officeooo:rsid="000b7f1a" officeooo:paragraph-rsid="00179be6"/>
    </style:style>
    <style:style style:name="P3" style:family="paragraph" style:parent-style-name="Standard">
      <style:text-properties officeooo:rsid="000c2d3a" officeooo:paragraph-rsid="000c2d3a"/>
    </style:style>
    <style:style style:name="P4" style:family="paragraph" style:parent-style-name="Standard">
      <style:text-properties officeooo:rsid="000f05d3" officeooo:paragraph-rsid="000f05d3"/>
    </style:style>
    <style:style style:name="P5" style:family="paragraph" style:parent-style-name="Standard">
      <style:text-properties officeooo:rsid="001081d1" officeooo:paragraph-rsid="001081d1"/>
    </style:style>
    <style:style style:name="P6" style:family="paragraph" style:parent-style-name="Standard">
      <style:text-properties officeooo:rsid="0012fcd4" officeooo:paragraph-rsid="0012fcd4"/>
    </style:style>
    <style:style style:name="P7" style:family="paragraph" style:parent-style-name="Standard">
      <style:text-properties fo:font-size="14pt" fo:font-weight="bold" officeooo:rsid="0012fcd4" officeooo:paragraph-rsid="0012fcd4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bold" officeooo:rsid="000f05d3" officeooo:paragraph-rsid="000f05d3" style:font-size-asian="14pt" style:font-weight-asian="bold" style:font-size-complex="14pt" style:font-weight-complex="bold"/>
    </style:style>
    <style:style style:name="P9" style:family="paragraph" style:parent-style-name="Standard">
      <style:text-properties officeooo:rsid="00146b44" officeooo:paragraph-rsid="00146b44"/>
    </style:style>
    <style:style style:name="P10" style:family="paragraph" style:parent-style-name="Standard">
      <style:text-properties style:font-name="Liberation Serif" officeooo:rsid="001081d1" officeooo:paragraph-rsid="001081d1"/>
    </style:style>
    <style:style style:name="P11" style:family="paragraph" style:parent-style-name="Standard">
      <style:text-properties officeooo:rsid="000b7f1a" officeooo:paragraph-rsid="000b7f1a"/>
    </style:style>
    <style:style style:name="P12" style:family="paragraph" style:parent-style-name="Standard">
      <style:text-properties officeooo:rsid="000b7f1a" officeooo:paragraph-rsid="004b76a7"/>
    </style:style>
    <style:style style:name="P13" style:family="paragraph" style:parent-style-name="Standard">
      <style:text-properties fo:font-size="16pt" fo:font-weight="bold" officeooo:rsid="0020f69e" officeooo:paragraph-rsid="0020f69e" style:font-size-asian="14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2c2ffe" officeooo:paragraph-rsid="002c2ffe" style:font-size-asian="14pt" style:font-weight-asian="bold" style:font-size-complex="16pt" style:font-weight-complex="bold"/>
    </style:style>
    <style:style style:name="P15" style:family="paragraph" style:parent-style-name="Standard">
      <style:text-properties fo:font-size="16pt" fo:font-weight="bold" officeooo:rsid="002cd98f" officeooo:paragraph-rsid="002cd98f" style:font-size-asian="14pt" style:font-weight-asian="bold" style:font-size-complex="16pt" style:font-weight-complex="bold"/>
    </style:style>
    <style:style style:name="P16" style:family="paragraph" style:parent-style-name="Standard">
      <style:text-properties fo:font-size="16pt" fo:font-weight="bold" officeooo:rsid="002fd918" officeooo:paragraph-rsid="002fd918" style:font-size-asian="14pt" style:font-weight-asian="bold" style:font-size-complex="16pt" style:font-weight-complex="bold"/>
    </style:style>
    <style:style style:name="P17" style:family="paragraph" style:parent-style-name="Standard">
      <style:text-properties fo:font-size="16pt" fo:font-weight="bold" officeooo:rsid="002fd918" officeooo:paragraph-rsid="002ff597" style:font-size-asian="14pt" style:font-weight-asian="bold" style:font-size-complex="16pt" style:font-weight-complex="bold"/>
    </style:style>
    <style:style style:name="P18" style:family="paragraph" style:parent-style-name="Standard">
      <style:text-properties fo:font-size="16pt" fo:font-weight="bold" officeooo:rsid="002ff597" officeooo:paragraph-rsid="002ff597" style:font-size-asian="14pt" style:font-weight-asian="bold" style:font-size-complex="16pt" style:font-weight-complex="bold"/>
    </style:style>
    <style:style style:name="P19" style:family="paragraph" style:parent-style-name="Standard">
      <style:text-properties fo:font-size="16pt" fo:font-weight="bold" officeooo:rsid="0031c6d8" officeooo:paragraph-rsid="0031c6d8" style:font-size-asian="14pt" style:font-weight-asian="bold" style:font-size-complex="16pt" style:font-weight-complex="bold"/>
    </style:style>
    <style:style style:name="P20" style:family="paragraph" style:parent-style-name="Standard">
      <style:text-properties fo:font-size="16pt" fo:font-weight="bold" officeooo:rsid="00324957" officeooo:paragraph-rsid="00324957" style:font-size-asian="14pt" style:font-weight-asian="bold" style:font-size-complex="16pt" style:font-weight-complex="bold"/>
    </style:style>
    <style:style style:name="P21" style:family="paragraph" style:parent-style-name="Standard" style:list-style-name="L3">
      <style:text-properties fo:font-size="16pt" fo:font-weight="bold" officeooo:rsid="00324957" officeooo:paragraph-rsid="00324957" style:font-size-asian="14pt" style:font-weight-asian="bold" style:font-size-complex="16pt" style:font-weight-complex="bold"/>
    </style:style>
    <style:style style:name="P22" style:family="paragraph" style:parent-style-name="Standard" style:list-style-name="L3">
      <style:text-properties fo:font-size="16pt" fo:font-weight="bold" officeooo:rsid="00337766" officeooo:paragraph-rsid="00337766" style:font-size-asian="14pt" style:font-weight-asian="bold" style:font-size-complex="16pt" style:font-weight-complex="bold"/>
    </style:style>
    <style:style style:name="P23" style:family="paragraph" style:parent-style-name="Standard" style:list-style-name="L3">
      <style:text-properties fo:font-size="16pt" fo:font-weight="bold" officeooo:rsid="0033b9d8" officeooo:paragraph-rsid="0033b9d8" style:font-size-asian="14pt" style:font-weight-asian="bold" style:font-size-complex="16pt" style:font-weight-complex="bold"/>
    </style:style>
    <style:style style:name="P24" style:family="paragraph" style:parent-style-name="Standard" style:list-style-name="L3">
      <style:text-properties fo:font-size="16pt" fo:font-weight="bold" officeooo:rsid="0035082a" officeooo:paragraph-rsid="0035082a" style:font-size-asian="14pt" style:font-weight-asian="bold" style:font-size-complex="16pt" style:font-weight-complex="bold"/>
    </style:style>
    <style:style style:name="P25" style:family="paragraph" style:parent-style-name="Standard" style:list-style-name="L3">
      <style:text-properties fo:font-size="16pt" fo:font-weight="bold" officeooo:rsid="00358235" officeooo:paragraph-rsid="00358235" style:font-size-asian="14pt" style:font-weight-asian="bold" style:font-size-complex="16pt" style:font-weight-complex="bold"/>
    </style:style>
    <style:style style:name="P26" style:family="paragraph" style:parent-style-name="Standard">
      <style:text-properties fo:font-size="16pt" fo:font-weight="bold" officeooo:rsid="00358235" officeooo:paragraph-rsid="00358235" style:font-size-asian="14pt" style:font-weight-asian="bold" style:font-size-complex="16pt" style:font-weight-complex="bold"/>
    </style:style>
    <style:style style:name="P27" style:family="paragraph" style:parent-style-name="Standard">
      <style:text-properties fo:font-size="16pt" fo:font-weight="bold" officeooo:rsid="0037610b" officeooo:paragraph-rsid="0037610b" style:font-size-asian="14pt" style:font-weight-asian="bold" style:font-size-complex="16pt" style:font-weight-complex="bold"/>
    </style:style>
    <style:style style:name="P28" style:family="paragraph" style:parent-style-name="Standard">
      <style:text-properties fo:font-size="16pt" fo:font-weight="bold" officeooo:rsid="003b7231" officeooo:paragraph-rsid="003b7231" style:font-size-asian="14pt" style:font-weight-asian="bold" style:font-size-complex="16pt" style:font-weight-complex="bold"/>
    </style:style>
    <style:style style:name="P29" style:family="paragraph" style:parent-style-name="Standard">
      <style:text-properties fo:font-size="16pt" fo:font-weight="bold" officeooo:rsid="003d5482" officeooo:paragraph-rsid="003d5482" style:font-size-asian="14pt" style:font-weight-asian="bold" style:font-size-complex="16pt" style:font-weight-complex="bold"/>
    </style:style>
    <style:style style:name="P30" style:family="paragraph" style:parent-style-name="Standard" style:list-style-name="L4">
      <style:text-properties fo:font-size="16pt" fo:font-weight="bold" officeooo:rsid="003d5482" officeooo:paragraph-rsid="003d5482" style:font-size-asian="14pt" style:font-weight-asian="bold" style:font-size-complex="16pt" style:font-weight-complex="bold"/>
    </style:style>
    <style:style style:name="P31" style:family="paragraph" style:parent-style-name="Standard" style:list-style-name="L4">
      <style:text-properties fo:font-size="16pt" fo:font-weight="bold" officeooo:rsid="003e28f7" officeooo:paragraph-rsid="0049abf2" style:font-size-asian="14pt" style:font-weight-asian="bold" style:font-size-complex="16pt" style:font-weight-complex="bold"/>
    </style:style>
    <style:style style:name="P32" style:family="paragraph" style:parent-style-name="Standard">
      <style:text-properties fo:font-size="16pt" fo:font-weight="bold" officeooo:rsid="003e28f7" officeooo:paragraph-rsid="003e28f7" style:font-size-asian="14pt" style:font-weight-asian="bold" style:font-size-complex="16pt" style:font-weight-complex="bold"/>
    </style:style>
    <style:style style:name="P33" style:family="paragraph" style:parent-style-name="Standard">
      <style:text-properties fo:font-size="16pt" fo:font-weight="bold" officeooo:rsid="003f02e9" officeooo:paragraph-rsid="003f02e9" style:font-size-asian="14pt" style:font-weight-asian="bold" style:font-size-complex="16pt" style:font-weight-complex="bold"/>
    </style:style>
    <style:style style:name="P34" style:family="paragraph" style:parent-style-name="Standard">
      <style:text-properties fo:font-size="16pt" fo:font-weight="bold" officeooo:rsid="004141ef" officeooo:paragraph-rsid="004141ef" style:font-size-asian="14pt" style:font-weight-asian="bold" style:font-size-complex="16pt" style:font-weight-complex="bold"/>
    </style:style>
    <style:style style:name="P35" style:family="paragraph" style:parent-style-name="Standard" style:list-style-name="L5">
      <style:text-properties fo:font-size="16pt" fo:font-weight="bold" officeooo:rsid="004141ef" officeooo:paragraph-rsid="004141ef" style:font-size-asian="14pt" style:font-weight-asian="bold" style:font-size-complex="16pt" style:font-weight-complex="bold"/>
    </style:style>
    <style:style style:name="P36" style:family="paragraph" style:parent-style-name="Standard">
      <style:text-properties fo:font-size="16pt" fo:font-weight="bold" officeooo:rsid="0043bd18" officeooo:paragraph-rsid="0043bd18" style:font-size-asian="14pt" style:font-weight-asian="bold" style:font-size-complex="16pt" style:font-weight-complex="bold"/>
    </style:style>
    <style:style style:name="P37" style:family="paragraph" style:parent-style-name="Standard">
      <style:text-properties fo:font-size="16pt" fo:font-weight="bold" officeooo:rsid="0047efe9" officeooo:paragraph-rsid="0047efe9" style:font-size-asian="14pt" style:font-weight-asian="bold" style:font-size-complex="16pt" style:font-weight-complex="bold"/>
    </style:style>
    <style:style style:name="P38" style:family="paragraph" style:parent-style-name="Standard">
      <style:text-properties fo:font-size="16pt" fo:font-weight="bold" officeooo:rsid="0049abf2" officeooo:paragraph-rsid="0047efe9" style:font-size-asian="14pt" style:font-weight-asian="bold" style:font-size-complex="16pt" style:font-weight-complex="bold"/>
    </style:style>
    <style:style style:name="P39" style:family="paragraph" style:parent-style-name="Standard" style:list-style-name="L7">
      <style:text-properties fo:font-size="16pt" fo:font-weight="bold" officeooo:rsid="004df67d" officeooo:paragraph-rsid="004df67d" style:font-size-asian="14pt" style:font-weight-asian="bold" style:font-size-complex="16pt" style:font-weight-complex="bold"/>
    </style:style>
    <style:style style:name="P40" style:family="paragraph" style:parent-style-name="Standard">
      <style:text-properties fo:font-size="16pt" fo:font-weight="bold" officeooo:rsid="004df67d" officeooo:paragraph-rsid="004df67d" style:font-size-asian="14pt" style:font-weight-asian="bold" style:font-size-complex="16pt" style:font-weight-complex="bold"/>
    </style:style>
    <style:style style:name="P41" style:family="paragraph" style:parent-style-name="Standard">
      <style:text-properties fo:font-size="16pt" fo:font-weight="bold" officeooo:rsid="0051660d" officeooo:paragraph-rsid="0051660d" style:font-size-asian="14pt" style:font-weight-asian="bold" style:font-size-complex="16pt" style:font-weight-complex="bold"/>
    </style:style>
    <style:style style:name="P42" style:family="paragraph" style:parent-style-name="Standard">
      <style:text-properties fo:font-size="16pt" fo:font-weight="bold" officeooo:rsid="00534d37" officeooo:paragraph-rsid="00534d37" style:font-size-asian="14pt" style:font-weight-asian="bold" style:font-size-complex="16pt" style:font-weight-complex="bold"/>
    </style:style>
    <style:style style:name="P43" style:family="paragraph" style:parent-style-name="Standard" style:list-style-name="L8">
      <style:text-properties fo:font-size="16pt" fo:font-weight="bold" officeooo:rsid="0054752b" officeooo:paragraph-rsid="0054752b" style:font-size-asian="14pt" style:font-weight-asian="bold" style:font-size-complex="16pt" style:font-weight-complex="bold"/>
    </style:style>
    <style:style style:name="P44" style:family="paragraph" style:parent-style-name="Standard" style:list-style-name="L1">
      <style:text-properties fo:font-weight="bold" officeooo:rsid="0020a39d" officeooo:paragraph-rsid="0020a39d" style:font-weight-asian="bold" style:font-weight-complex="bold"/>
    </style:style>
    <style:style style:name="P45" style:family="paragraph" style:parent-style-name="Standard" style:list-style-name="L1">
      <style:text-properties fo:font-weight="bold" officeooo:rsid="0020f69e" officeooo:paragraph-rsid="0020f69e" style:font-weight-asian="bold" style:font-weight-complex="bold"/>
    </style:style>
    <style:style style:name="P46" style:family="paragraph" style:parent-style-name="Standard">
      <style:text-properties fo:font-weight="bold" officeooo:rsid="0020f69e" officeooo:paragraph-rsid="0020f69e" style:font-weight-asian="bold" style:font-weight-complex="bold"/>
    </style:style>
    <style:style style:name="P47" style:family="paragraph" style:parent-style-name="Standard" style:list-style-name="L1">
      <style:text-properties fo:font-weight="bold" officeooo:rsid="002b0d09" officeooo:paragraph-rsid="002b0d09" style:font-weight-asian="bold" style:font-weight-complex="bold"/>
    </style:style>
    <style:style style:name="P48" style:family="paragraph" style:parent-style-name="Standard">
      <style:text-properties fo:font-size="12pt" fo:font-weight="bold" officeooo:rsid="0021edcf" officeooo:paragraph-rsid="0021edcf" style:font-size-asian="12pt" style:font-weight-asian="bold" style:font-size-complex="12pt" style:font-weight-complex="bold"/>
    </style:style>
    <style:style style:name="P49" style:family="paragraph" style:parent-style-name="Standard" style:list-style-name="L2">
      <style:text-properties fo:font-size="12pt" fo:font-weight="bold" officeooo:rsid="0021edcf" officeooo:paragraph-rsid="0023b88a" style:font-size-asian="12pt" style:font-weight-asian="bold" style:font-size-complex="12pt" style:font-weight-complex="bold"/>
    </style:style>
    <style:style style:name="P50" style:family="paragraph" style:parent-style-name="Standard" style:list-style-name="L2">
      <style:text-properties fo:font-size="12pt" fo:font-weight="bold" officeooo:rsid="0023b88a" officeooo:paragraph-rsid="0023b88a" style:font-size-asian="12pt" style:font-weight-asian="bold" style:font-size-complex="12pt" style:font-weight-complex="bold"/>
    </style:style>
    <style:style style:name="P51" style:family="paragraph" style:parent-style-name="Standard" style:list-style-name="L2">
      <style:text-properties fo:font-size="12pt" fo:font-weight="bold" officeooo:rsid="0023b88a" officeooo:paragraph-rsid="0026ef5c" style:font-size-asian="12pt" style:font-weight-asian="bold" style:font-size-complex="12pt" style:font-weight-complex="bold"/>
    </style:style>
    <style:style style:name="P52" style:family="paragraph" style:parent-style-name="Standard">
      <style:text-properties fo:font-size="12pt" fo:font-weight="bold" officeooo:rsid="0023b88a" officeooo:paragraph-rsid="0026ef5c" style:font-size-asian="12pt" style:font-weight-asian="bold" style:font-size-complex="12pt" style:font-weight-complex="bold"/>
    </style:style>
    <style:style style:name="P53" style:family="paragraph" style:parent-style-name="Standard" style:list-style-name="L2">
      <style:text-properties fo:font-size="12pt" fo:font-weight="bold" officeooo:rsid="00259b6c" officeooo:paragraph-rsid="00259b6c" style:font-size-asian="12pt" style:font-weight-asian="bold" style:font-size-complex="12pt" style:font-weight-complex="bold"/>
    </style:style>
    <style:style style:name="P54" style:family="paragraph" style:parent-style-name="Standard">
      <style:text-properties fo:font-size="12pt" fo:font-weight="bold" officeooo:rsid="00259b6c" officeooo:paragraph-rsid="00259b6c" style:font-size-asian="12pt" style:font-weight-asian="bold" style:font-size-complex="12pt" style:font-weight-complex="bold"/>
    </style:style>
    <style:style style:name="P55" style:family="paragraph" style:parent-style-name="Standard">
      <style:text-properties fo:font-size="12pt" fo:font-weight="normal" officeooo:rsid="001b3ea8" officeooo:paragraph-rsid="001b3ea8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1d38b9" officeooo:paragraph-rsid="001d38b9" style:font-size-asian="10.5pt" style:font-weight-asian="normal" style:font-size-complex="12pt" style:font-weight-complex="normal"/>
    </style:style>
    <style:style style:name="P57" style:family="paragraph" style:parent-style-name="Standard" style:list-style-name="L1">
      <style:text-properties fo:font-weight="normal" officeooo:rsid="0020a39d" officeooo:paragraph-rsid="002e9a46" style:font-weight-asian="normal" style:font-weight-complex="normal"/>
    </style:style>
    <style:style style:name="P58" style:family="paragraph" style:parent-style-name="Standard" style:list-style-name="L1">
      <style:text-properties officeooo:paragraph-rsid="001ec5cf"/>
    </style:style>
    <style:style style:name="P59" style:family="paragraph" style:parent-style-name="Standard" style:list-style-name="L1">
      <style:text-properties officeooo:rsid="001d38b9" officeooo:paragraph-rsid="001ec5cf"/>
    </style:style>
    <style:style style:name="P60" style:family="paragraph" style:parent-style-name="Standard" style:list-style-name="L1">
      <style:text-properties officeooo:rsid="001ec5cf" officeooo:paragraph-rsid="0020a39d"/>
    </style:style>
    <style:style style:name="P61" style:family="paragraph" style:parent-style-name="Standard" style:list-style-name="L1">
      <style:text-properties officeooo:rsid="0020a39d" officeooo:paragraph-rsid="0020a39d"/>
    </style:style>
    <style:style style:name="P62" style:family="paragraph" style:parent-style-name="Standard">
      <style:text-properties officeooo:rsid="000b7f1a" officeooo:paragraph-rsid="000b7f1a" fo:background-color="#cccccc"/>
    </style:style>
    <style:style style:name="P63" style:family="paragraph" style:parent-style-name="Standard">
      <style:text-properties officeooo:rsid="000b7f1a" officeooo:paragraph-rsid="000b7f1a" fo:background-color="#e8f2a1"/>
    </style:style>
    <style:style style:name="P64" style:family="paragraph" style:parent-style-name="Standard">
      <style:text-properties officeooo:rsid="000c2d3a" officeooo:paragraph-rsid="000c2d3a" fo:background-color="#ffdbb6"/>
    </style:style>
    <style:style style:name="P65" style:family="paragraph" style:parent-style-name="Standard">
      <style:text-properties officeooo:rsid="000db25a" officeooo:paragraph-rsid="000db25a" fo:background-color="#dee6ef"/>
    </style:style>
    <style:style style:name="P66" style:family="paragraph" style:parent-style-name="Standard">
      <style:text-properties officeooo:rsid="000f05d3" officeooo:paragraph-rsid="000f05d3" fo:background-color="#dee6ef"/>
    </style:style>
    <style:style style:name="P67" style:family="paragraph" style:parent-style-name="Standard">
      <style:paragraph-properties fo:break-before="page"/>
      <style:text-properties fo:font-size="16pt" fo:font-weight="bold" officeooo:rsid="001b3ea8" officeooo:paragraph-rsid="001b3ea8" style:font-size-asian="16pt" style:font-weight-asian="bold" style:font-size-complex="16pt" style:font-weight-complex="bold"/>
    </style:style>
    <style:style style:name="P68" style:family="paragraph" style:parent-style-name="Standard">
      <style:paragraph-properties fo:margin-left="0.4925in" fo:margin-right="0in" fo:text-indent="0in" style:auto-text-indent="false"/>
      <style:text-properties style:font-name="Consolas1" fo:font-size="12pt" fo:font-weight="normal" officeooo:rsid="001b3ea8" officeooo:paragraph-rsid="001b3ea8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margin-left="0in" fo:margin-right="0in" fo:text-indent="0in" style:auto-text-indent="false"/>
      <style:text-properties style:font-name="Liberation Serif" fo:font-size="12pt" fo:font-weight="normal" officeooo:rsid="001b3ea8" officeooo:paragraph-rsid="001d38b9" style:font-size-asian="10.5pt" style:font-weight-asian="normal" style:font-size-complex="12pt" style:font-weight-complex="normal"/>
    </style:style>
    <style:style style:name="T1" style:family="text">
      <style:text-properties officeooo:rsid="001081d1"/>
    </style:style>
    <style:style style:name="T2" style:family="text">
      <style:text-properties style:font-name="Liberation Serif1"/>
    </style:style>
    <style:style style:name="T3" style:family="text">
      <style:text-properties style:font-name="Liberation Serif"/>
    </style:style>
    <style:style style:name="T4" style:family="text">
      <style:text-properties officeooo:rsid="00171fc1"/>
    </style:style>
    <style:style style:name="T5" style:family="text">
      <style:text-properties officeooo:rsid="00176f83"/>
    </style:style>
    <style:style style:name="T6" style:family="text">
      <style:text-properties officeooo:rsid="00187994"/>
    </style:style>
    <style:style style:name="T7" style:family="text">
      <style:text-properties officeooo:rsid="00195597"/>
    </style:style>
    <style:style style:name="T8" style:family="text">
      <style:text-properties officeooo:rsid="001d38b9"/>
    </style:style>
    <style:style style:name="T9" style:family="text">
      <style:text-properties style:font-name="Liberation Serif"/>
    </style:style>
    <style:style style:name="T10" style:family="text">
      <style:text-properties style:font-name="Liberation Serif" fo:font-size="12pt"/>
    </style:style>
    <style:style style:name="T11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01b3ea8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1d38b9" style:font-size-asian="10.5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1ec5cf" style:font-size-asian="10.5pt" style:font-weight-asian="normal" style:font-size-complex="12pt" style:font-weight-complex="normal"/>
    </style:style>
    <style:style style:name="T15" style:family="text">
      <style:text-properties style:font-name="Liberation Serif" fo:font-size="12pt" fo:font-weight="normal" officeooo:rsid="0020a39d" style:font-size-asian="10.5pt" style:font-weight-asian="normal" style:font-size-complex="12pt" style:font-weight-complex="normal"/>
    </style:style>
    <style:style style:name="T16" style:family="text">
      <style:text-properties style:font-name="Liberation Serif" fo:font-size="12pt" fo:font-weight="normal" officeooo:rsid="0020f69e" style:font-size-asian="10.5pt" style:font-weight-asian="normal" style:font-size-complex="12pt" style:font-weight-complex="normal"/>
    </style:style>
    <style:style style:name="T17" style:family="text">
      <style:text-properties style:font-name="Liberation Serif" fo:font-size="12pt" fo:font-weight="normal" officeooo:rsid="002c2ffe" style:font-size-asian="10.5pt" style:font-weight-asian="normal" style:font-size-complex="12pt" style:font-weight-complex="normal"/>
    </style:style>
    <style:style style:name="T18" style:family="text">
      <style:text-properties style:font-name="Liberation Serif" fo:font-size="12pt" fo:font-weight="normal" officeooo:rsid="002fd918" style:font-size-asian="10.5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2ff597" style:font-size-asian="10.5pt" style:font-weight-asian="normal" style:font-size-complex="12pt" style:font-weight-complex="normal"/>
    </style:style>
    <style:style style:name="T20" style:family="text">
      <style:text-properties style:font-name="Liberation Serif" fo:font-size="12pt" fo:font-weight="normal" officeooo:rsid="00315f94" style:font-size-asian="10.5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style:font-size-asian="14pt" style:font-weight-asian="normal" style:font-size-complex="16pt" style:font-weight-complex="normal"/>
    </style:style>
    <style:style style:name="T22" style:family="text">
      <style:text-properties style:font-name="Liberation Serif" fo:font-size="12pt" fo:font-weight="normal" style:font-weight-asian="normal" style:font-weight-complex="normal"/>
    </style:style>
    <style:style style:name="T23" style:family="text">
      <style:text-properties style:font-name="Liberation Serif" fo:font-size="12pt" fo:font-weight="normal" officeooo:rsid="00337766" style:font-weight-asian="normal" style:font-weight-complex="normal"/>
    </style:style>
    <style:style style:name="T24" style:family="text">
      <style:text-properties style:font-name="Liberation Serif" fo:font-size="12pt" fo:font-weight="normal" officeooo:rsid="0033b9d8" style:font-weight-asian="normal" style:font-weight-complex="normal"/>
    </style:style>
    <style:style style:name="T25" style:family="text">
      <style:text-properties style:font-name="Liberation Serif" fo:font-size="12pt" fo:font-weight="normal" officeooo:rsid="00358235" style:font-weight-asian="normal" style:font-weight-complex="normal"/>
    </style:style>
    <style:style style:name="T26" style:family="text">
      <style:text-properties style:font-name="Liberation Serif" fo:font-size="12pt" fo:font-weight="normal" officeooo:rsid="00374d81" style:font-weight-asian="normal" style:font-weight-complex="normal"/>
    </style:style>
    <style:style style:name="T27" style:family="text">
      <style:text-properties style:font-name="Liberation Serif" fo:font-size="12pt" fo:font-weight="normal" officeooo:rsid="0040ec8a" style:font-weight-asian="normal" style:font-weight-complex="normal"/>
    </style:style>
    <style:style style:name="T28" style:family="text">
      <style:text-properties style:font-name="Liberation Serif" fo:font-size="12pt" fo:font-weight="normal" officeooo:rsid="0041ed20" style:font-weight-asian="normal" style:font-weight-complex="normal"/>
    </style:style>
    <style:style style:name="T29" style:family="text">
      <style:text-properties style:font-name="Liberation Serif" fo:font-size="12pt" fo:font-weight="normal" officeooo:rsid="00423a32" style:font-weight-asian="normal" style:font-weight-complex="normal"/>
    </style:style>
    <style:style style:name="T30" style:family="text">
      <style:text-properties style:font-name="Liberation Serif" fo:font-size="12pt" fo:font-weight="normal" officeooo:rsid="00424bf2" style:font-weight-asian="normal" style:font-weight-complex="normal"/>
    </style:style>
    <style:style style:name="T31" style:family="text">
      <style:text-properties style:font-name="Liberation Serif" fo:font-size="12pt" fo:font-weight="normal" officeooo:rsid="0043bd18" style:font-weight-asian="normal" style:font-weight-complex="normal"/>
    </style:style>
    <style:style style:name="T32" style:family="text">
      <style:text-properties style:font-name="Liberation Serif" fo:font-size="12pt" fo:font-weight="normal" officeooo:rsid="0044d527" style:font-weight-asian="normal" style:font-weight-complex="normal"/>
    </style:style>
    <style:style style:name="T33" style:family="text">
      <style:text-properties style:font-name="Liberation Serif" fo:font-size="12pt" fo:font-weight="normal" officeooo:rsid="003d5482" style:font-weight-asian="normal" style:font-weight-complex="normal"/>
    </style:style>
    <style:style style:name="T34" style:family="text">
      <style:text-properties style:font-name="Liberation Serif" fo:font-size="12pt" fo:font-weight="normal" officeooo:rsid="004fe954" style:font-weight-asian="normal" style:font-weight-complex="normal"/>
    </style:style>
    <style:style style:name="T35" style:family="text">
      <style:text-properties style:font-name="Liberation Serif" fo:font-size="12pt" fo:font-weight="normal" officeooo:rsid="0050ea03" style:font-weight-asian="normal" style:font-weight-complex="normal"/>
    </style:style>
    <style:style style:name="T36" style:family="text">
      <style:text-properties style:font-name="Liberation Serif" fo:font-size="12pt" fo:font-weight="normal" officeooo:rsid="0055a35c" style:font-weight-asian="normal" style:font-weight-complex="normal"/>
    </style:style>
    <style:style style:name="T37" style:family="text">
      <style:text-properties style:font-name="Liberation Serif" fo:font-size="12pt" fo:font-weight="normal" officeooo:rsid="00565ba4" style:font-weight-asian="normal" style:font-weight-complex="normal"/>
    </style:style>
    <style:style style:name="T38" style:family="text">
      <style:text-properties style:font-name="Liberation Serif" fo:font-size="12pt" fo:font-weight="normal" officeooo:rsid="005c409f" style:font-weight-asian="normal" style:font-weight-complex="normal"/>
    </style:style>
    <style:style style:name="T39" style:family="text">
      <style:text-properties style:font-name="Liberation Serif" fo:font-size="12pt" fo:font-weight="bold" style:font-size-asian="10.5pt" style:font-weight-asian="bold" style:font-size-complex="12pt" style:font-weight-complex="bold"/>
    </style:style>
    <style:style style:name="T40" style:family="text">
      <style:text-properties style:font-name="Liberation Serif" fo:font-size="12pt" fo:font-weight="bold" officeooo:rsid="001b3ea8" style:font-size-asian="10.5pt" style:font-weight-asian="bold" style:font-size-complex="12pt" style:font-weight-complex="bold"/>
    </style:style>
    <style:style style:name="T41" style:family="text">
      <style:text-properties style:font-name="Liberation Serif" fo:font-size="12pt" fo:font-weight="bold" officeooo:rsid="0020a39d" style:font-size-asian="10.5pt" style:font-weight-asian="bold" style:font-size-complex="12pt" style:font-weight-complex="bold"/>
    </style:style>
    <style:style style:name="T42" style:family="text">
      <style:text-properties style:font-name="Liberation Serif" fo:font-size="12pt" fo:font-weight="bold" officeooo:rsid="0020f69e" style:font-size-asian="10.5pt" style:font-weight-asian="bold" style:font-size-complex="12pt" style:font-weight-complex="bold"/>
    </style:style>
    <style:style style:name="T43" style:family="text">
      <style:text-properties style:font-name="Liberation Serif" fo:font-size="12pt" fo:font-weight="bold" officeooo:rsid="0023b88a" style:font-size-asian="10.5pt" style:font-weight-asian="bold" style:font-size-complex="12pt" style:font-weight-complex="bold"/>
    </style:style>
    <style:style style:name="T44" style:family="text">
      <style:text-properties style:font-name="Liberation Serif" fo:font-size="12pt" fo:font-weight="bold" officeooo:rsid="002b0d09" style:font-size-asian="12pt" style:font-weight-asian="bold" style:font-size-complex="12pt" style:font-weight-complex="bold"/>
    </style:style>
    <style:style style:name="T45" style:family="text">
      <style:text-properties style:font-name="Liberation Serif" fo:font-size="12pt" style:font-size-asian="10.5pt" style:font-size-complex="12pt"/>
    </style:style>
    <style:style style:name="T46" style:family="text">
      <style:text-properties style:font-name="Liberation Serif" fo:font-size="12pt" officeooo:rsid="001d38b9" style:font-size-asian="10.5pt" style:font-size-complex="12pt"/>
    </style:style>
    <style:style style:name="T47" style:family="text">
      <style:text-properties style:font-name="Liberation Serif" fo:font-size="12pt" officeooo:rsid="0020f69e" style:font-size-asian="10.5pt" style:font-size-complex="12pt"/>
    </style:style>
    <style:style style:name="T48" style:family="text">
      <style:text-properties style:font-name="Liberation Serif" fo:font-size="12pt" officeooo:rsid="002c2ffe" style:font-size-asian="10.5pt" style:font-size-complex="12pt"/>
    </style:style>
    <style:style style:name="T49" style:family="text">
      <style:text-properties style:font-name="Liberation Serif" fo:font-size="12pt" officeooo:rsid="002cd98f" style:font-size-asian="12pt" style:font-size-complex="12pt"/>
    </style:style>
    <style:style style:name="T50" style:family="text">
      <style:text-properties style:font-name="Liberation Serif" fo:font-size="12pt" officeooo:rsid="00374d81"/>
    </style:style>
    <style:style style:name="T51" style:family="text">
      <style:text-properties style:font-name="Liberation Serif" fo:font-size="12pt" officeooo:rsid="004141ef"/>
    </style:style>
    <style:style style:name="T52" style:family="text">
      <style:text-properties style:font-name="Liberation Serif" fo:font-size="12pt" officeooo:rsid="00424bf2"/>
    </style:style>
    <style:style style:name="T53" style:family="text">
      <style:text-properties style:font-name="Liberation Serif" fo:font-size="12pt" style:text-underline-style="none" fo:font-weight="normal" officeooo:rsid="00424bf2" style:font-weight-asian="normal" style:font-weight-complex="normal"/>
    </style:style>
    <style:style style:name="T54" style:family="text">
      <style:text-properties style:font-name="Liberation Serif" fo:font-size="12pt" officeooo:rsid="004fe954"/>
    </style:style>
    <style:style style:name="T55" style:family="text">
      <style:text-properties style:font-name="Liberation Serif" fo:font-size="12pt" officeooo:rsid="0050ea03"/>
    </style:style>
    <style:style style:name="T56" style:family="text">
      <style:text-properties style:font-name="Liberation Serif" fo:font-weight="normal" style:font-weight-asian="normal" style:font-weight-complex="normal"/>
    </style:style>
    <style:style style:name="T57" style:family="text">
      <style:text-properties style:font-name="Liberation Serif" fo:font-weight="normal" officeooo:rsid="00259b6c" style:font-weight-asian="normal" style:font-weight-complex="normal"/>
    </style:style>
    <style:style style:name="T58" style:family="text">
      <style:text-properties style:font-name="Liberation Serif" fo:font-weight="normal" officeooo:rsid="0026ef5c" style:font-weight-asian="normal" style:font-weight-complex="normal"/>
    </style:style>
    <style:style style:name="T59" style:family="text">
      <style:text-properties style:font-name="Liberation Serif" fo:font-weight="normal" officeooo:rsid="00298e92" style:font-weight-asian="normal" style:font-weight-complex="normal"/>
    </style:style>
    <style:style style:name="T60" style:family="text">
      <style:text-properties style:font-name="Liberation Serif" fo:font-weight="normal" officeooo:rsid="002b0d09" style:font-weight-asian="normal" style:font-weight-complex="normal"/>
    </style:style>
    <style:style style:name="T61" style:family="text">
      <style:text-properties style:font-name="Liberation Serif" fo:font-weight="normal" officeooo:rsid="002cd98f" style:font-weight-asian="normal" style:font-weight-complex="normal"/>
    </style:style>
    <style:style style:name="T62" style:family="text">
      <style:text-properties style:font-name="Liberation Serif" officeooo:rsid="00259b6c"/>
    </style:style>
    <style:style style:name="T63" style:family="text">
      <style:text-properties style:font-name="Liberation Serif" officeooo:rsid="002b0d09"/>
    </style:style>
    <style:style style:name="T64" style:family="text">
      <style:text-properties style:font-name="Liberation Serif" officeooo:rsid="004af950"/>
    </style:style>
    <style:style style:name="T65" style:family="text">
      <style:text-properties style:font-name="Liberation Serif" officeooo:rsid="004fe954"/>
    </style:style>
    <style:style style:name="T66" style:family="text">
      <style:text-properties officeooo:rsid="00215bf3"/>
    </style:style>
    <style:style style:name="T67" style:family="text">
      <style:text-properties officeooo:rsid="0037f72a"/>
    </style:style>
    <style:style style:name="T68" style:family="text">
      <style:text-properties officeooo:rsid="003f02e9"/>
    </style:style>
    <style:style style:name="T69" style:family="text">
      <style:text-properties style:font-name="Liberation Serif1" fo:font-size="12pt" fo:font-weight="normal" style:font-weight-asian="normal" style:font-weight-complex="normal"/>
    </style:style>
    <style:style style:name="T70" style:family="text">
      <style:text-properties officeooo:rsid="0043bd18"/>
    </style:style>
    <style:style style:name="T71" style:family="text">
      <style:text-properties officeooo:rsid="004b76a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ython – variabile, asignari <text:span text:style-name="T5">(tuplu)</text:span>, operatii matematice, comparatii, if, for, functii, liste, <text:span text:style-name="T6">matrice,</text:span> random, <text:span text:style-name="T4">modul,</text:span> IDE???</text:p>
      <text:p text:style-name="P9">Mate – sistem cartezian de coordonate</text:p>
      <text:p text:style-name="P9">Fizica – viteza, acceleratie, culori RGB</text:p>
      <text:p text:style-name="P1"/>
      <text:p text:style-name="P7">Pasi implementare:</text:p>
      <text:p text:style-name="P6"/>
      <text:p text:style-name="P62"><text:span text:style-name="T66">Z1 - </text:span>Desenarea unui dreptunghi</text:p>
      <text:p text:style-name="P62"/>
      <text:p text:style-name="P62"><text:span text:style-name="T66">Z1/2 - </text:span>Desenarea unei matrice de dreptunghiuri</text:p>
      <text:p text:style-name="P62"/>
      <text:p text:style-name="P62"><text:span text:style-name="T66">Z2 - </text:span>Desenarea unei matrice de dreptunghiuri colorate</text:p>
      <text:p text:style-name="P1"/>
      <text:p text:style-name="P1"><text:span text:style-name="T66">Z2/3 -</text:span>Desenarea padului</text:p>
      <text:p text:style-name="P1"/>
      <text:p text:style-name="P63"><text:span text:style-name="T66">Z3 - </text:span>Miscarea padului – acceleratie + viteza</text:p>
      <text:p text:style-name="P1"/>
      <text:p text:style-name="P12"><text:span text:style-name="T67">Z3/4 - </text:span>Desenarea bilei <text:span text:style-name="T71">si </text:span>Miscarea bilei la inceput sincron cu padul</text:p>
      <text:p text:style-name="P1"/>
      <text:p text:style-name="P64"><text:span text:style-name="T68">Z4/5 - </text:span>Coliziunea bilei cu peretii si padul</text:p>
      <text:p text:style-name="P3"/>
      <text:p text:style-name="P65"><text:span text:style-name="T70">Z5 - </text:span>Coliziunea bilei cu brick-urile</text:p>
      <text:p text:style-name="P65"/>
      <text:p text:style-name="P66"><text:span text:style-name="T70">Z5 - </text:span>Sistemul de vieti</text:p>
      <text:p text:style-name="P4"/>
      <text:p text:style-name="P4"/>
      <text:p text:style-name="P8">Idei de dezvoltare:</text:p>
      <text:p text:style-name="P4"/>
      <text:p text:style-name="P4">Sistem de scor (incrementare sau variabil dupa culoarea dreptunghiului de exemplu?). <text:span text:style-name="T1">Simplut</text:span></text:p>
      <text:p text:style-name="P4"/>
      <text:p text:style-name="P4">Unghi variabil la coliziunea bilei cu padul!!! Face jocul ma distractiv pentru ca ofera o mai mare implicare a jucatorului prin pozitionarea strategica a padului la fiecare coliziune.</text:p>
      <text:p text:style-name="P5">Ceva mai greut. <text:span text:style-name="T7">Frumos e cu trigonometrie, dar nicio sansa la clasa a 5-a</text:span></text:p>
      <text:p text:style-name="P5">Poate se poate implementa cu o regula de 3 simpla? La mijloc 45<text:span text:style-name="T2">°</text:span><text:span text:style-name="T3">, la margini 5</text:span><text:span text:style-name="T2">°</text:span><text:span text:style-name="T3"> ? Sau random…</text:span></text:p>
      <text:p text:style-name="P10"/>
      <text:p text:style-name="P10">Marirea vitezei mingii la 10 secunde. Se poate folosi Clock din pgz. Simplut de facut :)</text:p>
      <text:p text:style-name="P10"/>
      <text:p text:style-name="P10">Brickuri cu efecte speciale:</text:p>
      <text:p text:style-name="P10">- marirea/micsorarea vitezei bilei</text:p>
      <text:p text:style-name="P10">- marirea/micsorarea padului</text:p>
      <text:p text:style-name="P10">Efectele s-ar putea distinge dupa culoare de exemplu</text:p>
      <text:p text:style-name="P1"/>
      <text:p text:style-name="P67">Lectia 1</text:p>
      <text:p text:style-name="P55"/>
      <text:p text:style-name="P56">Demo joc</text:p>
      <text:p text:style-name="P55"/>
      <text:p text:style-name="P55">Cod tinta:</text:p>
      <text:p text:style-name="P55"/>
      <text:p text:style-name="P68">import pgzrun</text:p>
      <text:p text:style-name="P68"/>
      <text:p text:style-name="P68">WIDTH = 500</text:p>
      <text:p text:style-name="P68">HEIGHT = 500</text:p>
      <text:p text:style-name="P68"/>
      <text:p text:style-name="P68">size = 100, 100</text:p>
      <text:p text:style-name="P68">poz = 100, 100</text:p>
      <text:p text:style-name="P68"/>
      <text:p text:style-name="P68">brick = Rect(poz, size)</text:p>
      <text:p text:style-name="P68"/>
      <text:p text:style-name="P68">color = 255, 0, 0</text:p>
      <text:p text:style-name="P68"/>
      <text:p text:style-name="P68">def draw():</text:p>
      <text:p text:style-name="P68"><text:s text:c="4"/>screen.draw.filled_rect(brick, color)</text:p>
      <text:p text:style-name="P68"/>
      <text:p text:style-name="P68">pgzrun.go()</text:p>
      <text:p text:style-name="P68"/>
      <text:p text:style-name="P69"><text:span text:style-name="T8">Etape</text:span>:</text:p>
      <text:list xml:id="list829482362" text:style-name="L1">
        <text:list-item>
          <text:p text:style-name="P59"><text:span text:style-name="T40">Ce este o variabila?</text:span><text:span text:style-name="T12"><text:line-break/></text:span><text:span text:style-name="T14">Sa faca in promptul din IDLE exercitii de declarare si operatii aritmetice<text:line-break/>Sa declare 2-3 variabile si sa faca operatii aritmetice</text:span></text:p>
        </text:list-item>
        <text:list-item>
          <text:p text:style-name="P61"><text:span text:style-name="T39">Ce este un tuplu?</text:span><text:span text:style-name="T11"> O variabila cu mai multe valori despartite prin virgula<text:line-break/>Lucrul cu tuplu din prompt<text:line-break/>Afisarea unui tuplu cu print<text:line-break/>Accesul la elemente prin </text:span><text:span text:style-name="T39">indexare</text:span><text:span text:style-name="T11"> </text:span><text:span text:style-name="T39">[ ] - </text:span><text:span text:style-name="T43">de la 0!!</text:span><text:span text:style-name="T11"><text:line-break/>Operatii: suma cu int (nu merge), suma cu tuplu (concat), inmultire cu int (repeat), inmultire cu tuplu (nu merge), scaderea si impartirea nu merg</text:span></text:p>
        </text:list-item>
        <text:list-item>
          <text:p text:style-name="P60"><text:span text:style-name="T41">Ce este o functie?</text:span><text:span text:style-name="T15"><text:line-break/></text:span><text:span text:style-name="T17">Explicarea ideii din spatele functiei, fara declaratie/implementare</text:span><text:span text:style-name="T11"><text:line-break/>Sa creeze un fisier de python in care sa declare variabile si sa le afiseze cu </text:span><text:span text:style-name="T39">print</text:span></text:p>
        </text:list-item>
        <text:list-item>
          <text:p text:style-name="P58"><text:span text:style-name="T12">S</text:span><text:span text:style-name="T13">a afisam o fereastra goala – </text:span><text:span text:style-name="T15">sa scrie prima si ultima linie de cod<text:line-break/>Sa adauge variabilele width si height dupa modelul meu</text:span><text:span text:style-name="T12"><text:line-break/></text:span><text:span text:style-name="T13">Sa modifice valorile de la width si height pentru a intelege dimensiunea ferestrei</text:span></text:p>
        </text:list-item>
        <text:list-item>
          <text:p text:style-name="P57"><text:span text:style-name="T46">L</text:span><text:span text:style-name="T45">e dau codul tinta pentru aceasta lectie<text:line-break/></text:span><text:span text:style-name="T47">Explicatii in mare – creeaza un dreptunghi, ii definesc culoarea<text:line-break/>Explicatii functia </text:span><text:span text:style-name="T42">draw</text:span><text:span text:style-name="T47"> raportata la pgz. </text:span><text:span text:style-name="T48">Ea e apelata pt fiecare cadru<text:line-break/></text:span><text:span text:style-name="T44">!! </text:span><text:span text:style-name="T49">Explicatii asupra indentarii</text:span></text:p>
        </text:list-item>
        <text:list-item>
          <text:p text:style-name="P44"><text:span text:style-name="T11">Ce</text:span><text:span text:style-name="T45"> este un sistem de coordonate?<text:line-break/></text:span><text:span text:style-name="T16">Desenat pe flipchart exemple cu puncte<text:line-break/>Explicat cum e format un dreptunghi din coltul stanga sus si latime/inaltime<text:line-break/>Sa modifice valorile de la size/poz pentru a le intelege</text:span></text:p>
        </text:list-item>
        <text:list-item>
          <text:p text:style-name="P45"><text:soft-page-break/><text:span text:style-name="T45">Ce este o culoare RGB?</text:span><text:span text:style-name="T11"><text:line-break/>Comparatie cu sistemul de culori din pictura – 3 culori de baza – rosu, galben, albastru – discutat combinatii<text:line-break/>Sistemul folosit nu e bazat pe vopsea, ci pe lumina si atunci culorile de baza sunt RGB – discutat combinatii si ce inseamna o valoare intre 0 si 255</text:span></text:p>
        </text:list-item>
        <text:list-item>
          <text:p text:style-name="P47"><text:span text:style-name="T11">Colorarea backgroundului ecranului (screen.clear(); screen.fill(color); )</text:span></text:p>
        </text:list-item>
      </text:list>
      <text:p text:style-name="P46"><text:span text:style-name="T11"/></text:p>
      <text:p text:style-name="P46"><text:span text:style-name="T11"/></text:p>
      <text:p text:style-name="P13"><text:span text:style-name="T3">Lectia 2</text:span></text:p>
      <text:p text:style-name="P13"><text:span text:style-name="T11"/></text:p>
      <text:p text:style-name="P48"><text:span text:style-name="T56">Scop – desenarea unei matrice de dreptunghiuri de aceeasi culoare</text:span></text:p>
      <text:p text:style-name="P48"><text:span text:style-name="T56"/></text:p>
      <text:p text:style-name="P48"><text:span text:style-name="T56">Cod tinta: l2.py</text:span></text:p>
      <text:p text:style-name="P48"><text:span text:style-name="T56"/></text:p>
      <text:p text:style-name="P48"><text:span text:style-name="T56">Etape:</text:span></text:p>
      <text:list xml:id="list280450205" text:style-name="L2">
        <text:list-item>
          <text:p text:style-name="P49"><text:span text:style-name="T3">Ce este o lista?</text:span><text:span text:style-name="T56"><text:line-break/>Lucru in prompt<text:line-break/>Sa declare un tuplu si sa incerce sa ii atribuie o alta valoare =&gt; </text:span><text:span text:style-name="T3">imutabilitate</text:span><text:span text:style-name="T56"><text:line-break/>Exemplificarea declaratiei unei liste cu [ ]<text:line-break/>Accesul tot prin []<text:line-break/>Sa mai incerce o data modificarea unei valori si sa o afiseze =&gt; </text:span><text:span text:style-name="T3">mutabilitate</text:span><text:span text:style-name="T56"><text:line-break/>Operatii aritmetice cu lista: suma cu int (nu merge), suma cu lista (concat), inmultire cu int (repeat), inmultire cu lista (nu merge), scaderea si impartirea nu merg<text:line-break/>Functia </text:span><text:span text:style-name="T3">list </text:span><text:span text:style-name="T56">pentru a converti un tuplu<text:line-break/></text:span><text:span text:style-name="T57">Metoda </text:span><text:span text:style-name="T62">append</text:span></text:p>
        </text:list-item>
        <text:list-item>
          <text:p text:style-name="P50"><text:span text:style-name="T56">Functia </text:span><text:span text:style-name="T3">range</text:span><text:span text:style-name="T56"> pentru a genera o lista de la 0 la stop</text:span></text:p>
        </text:list-item>
        <text:list-item>
          <text:p text:style-name="P50"><text:span text:style-name="T3">Ciclul repetitiv for</text:span><text:span text:style-name="T56"><text:line-break/></text:span><text:span text:style-name="T60">Pentru o lista cu multe elemente (100 de exemplu) sa se adune un alt numar. Sa faca asta manual, apoi o sa le arat cu un for<text:line-break/></text:span><text:span text:style-name="T63">!! </text:span><text:span text:style-name="T61">Explicatii asupra indentarii</text:span><text:span text:style-name="T56"><text:line-break/>Range-based for – i e copie<text:line-break/><text:tab/>l = [1, 2, 3]<text:line-break/><text:tab/>for i in l:</text:span></text:p>
          <text:list>
            <text:list-item>
              <text:list>
                <text:list-item>
                  <text:list>
                    <text:list-header>
                      <text:p text:style-name="P50"><text:span text:style-name="T56">i = 5</text:span></text:p>
                    </text:list-header>
                  </text:list>
                  <text:p text:style-name="P50"><text:span text:style-name="T56">print(i)</text:span></text:p>
                </text:list-item>
              </text:list>
            </text:list-item>
          </text:list>
          <text:p text:style-name="P50"><text:span text:style-name="T56">C-style for<text:line-break/><text:tab/>l = [1, 2, 3, 4]</text:span></text:p>
          <text:list>
            <text:list-item>
              <text:list>
                <text:list-header>
                  <text:p text:style-name="P50"><text:span text:style-name="T56">for i in range(4):</text:span></text:p>
                  <text:list>
                    <text:list-header>
                      <text:p text:style-name="P50"><text:span text:style-name="T56">l[i] = l[i] + 1</text:span></text:p>
                    </text:list-header>
                  </text:list>
                </text:list-header>
              </text:list>
            </text:list-item>
          </text:list>
        </text:list-item>
      </text:list>
      <text:p text:style-name="P52"><text:span text:style-name="T56"><text:tab/>Merge si pe list, si pe tuplu<text:line-break/><text:tab/></text:span><text:span text:style-name="T58">E</text:span><text:span text:style-name="T57">xemplu de creare </text:span><text:span text:style-name="T58">de lista</text:span><text:span text:style-name="T57"> cu for si append<text:line-break/><text:tab/></text:span><text:span text:style-name="T58">Exercitiu: sa contruiasca o lista cu patratele iteratorului</text:span></text:p>
      <text:list xml:id="list181005897161542" text:continue-numbering="true" text:style-name="L2">
        <text:list-item>
          <text:p text:style-name="P51"><text:span text:style-name="T62">Ce este o matrice?</text:span><text:span text:style-name="T3"> Lista in lista<text:line-break/></text:span><text:span text:style-name="T56">Versatilitatea limbajului de a defini orice in orice variabila oricand<text:line-break/></text:span><text:span text:style-name="T57">Declaratie de lista in lista hardcodata<text:line-break/>Conceptele de linie si coloana<text:line-break/></text:span><text:span text:style-name="T58">Accesul prin [ ][ ]</text:span><text:span text:style-name="T57"><text:line-break/></text:span><text:span text:style-name="T58">Exercitiu: sa scrie ei o lista cu 2 linii si 3 coloane; pe prima linie sa fie nr pare si pe a 2 a impare</text:span><text:span text:style-name="T57"><text:line-break/></text:span><text:soft-page-break/><text:span text:style-name="T57">Parcurgerea unei matrice cu 2 for-uri<text:line-break/></text:span><text:span text:style-name="T59">Crearea unei matrice cu append</text:span></text:p>
        </text:list-item>
        <text:list-item>
          <text:p text:style-name="P53"><text:span text:style-name="T56">Discutie introductiva asupra unei matrice de dreptunghiuri si pozitionarea lor<text:line-break/>Necesitatea definirii unei latimi/inaltimi a dreptunghiului, a spatiului despartitor dintre ele si a distantei fata de tavan si peretele stang</text:span></text:p>
        </text:list-item>
        <text:list-item>
          <text:p text:style-name="P53"><text:span text:style-name="T56">Le dau codul tinta </text:span><text:span text:style-name="T59">daca nu mai e timp – altfel poate incerc o implementare cu ei… macar un schelet, chiar daca nu merge- poate pseudocod like</text:span></text:p>
        </text:list-item>
        <text:list-item>
          <text:p text:style-name="P53"><text:span text:style-name="T56">Discutie pe formulele din cod</text:span></text:p>
        </text:list-item>
      </text:list>
      <text:p text:style-name="P54"><text:span text:style-name="T56"/></text:p>
      <text:p text:style-name="P54"><text:span text:style-name="T56"/></text:p>
      <text:p text:style-name="P14"><text:span text:style-name="T3">Lectia 3</text:span></text:p>
      <text:p text:style-name="P14"><text:span text:style-name="T11"/></text:p>
      <text:p text:style-name="P14"><text:span text:style-name="T11">Sa genereze procedural culorile dreptunghiurilor</text:span></text:p>
      <text:p text:style-name="P14"><text:span text:style-name="T11"/></text:p>
      <text:p text:style-name="P14"><text:span text:style-name="T45">Exercitiu</text:span><text:span text:style-name="T11">: sa generam o culoare aleatorie pentru background la fiecare rulare</text:span></text:p>
      <text:p text:style-name="P14"><text:span text:style-name="T11">Prezentarea bibliotecii de random</text:span></text:p>
      <text:p text:style-name="P15"><text:span text:style-name="T11">Sa genereze 3 variabile in intervalul [0, 255], sa le puna in tuplu si sa il paseze in draw</text:span></text:p>
      <text:p text:style-name="P15"><text:span text:style-name="T11">Codul nu o sa fie intr-o functie la momentul actual</text:span></text:p>
      <text:p text:style-name="P15"><text:span text:style-name="T11"/></text:p>
      <text:p text:style-name="P14"><text:span text:style-name="T45">Exercitiu</text:span><text:span text:style-name="T11">: in baza lectiei anterioare, vom lua in discutie cum putem face astfel incat fiecare dreptunghi sa aiba o culoare proprie.<text:line-break/>Reluarea discutiei asupra functiei </text:span><text:span text:style-name="T45">draw</text:span><text:span text:style-name="T11"> si asupra metodei de a desena un dreptunghi</text:span></text:p>
      <text:p text:style-name="P14"><text:span text:style-name="T11">Copiii trebuie sa realizeze ca trebuie sa salvam cate o culoare pt fiecare dreptunghi si sa fie pasata metodei in mod corespunzator.</text:span></text:p>
      <text:p text:style-name="P14"><text:span text:style-name="T11">O sa fie nevoie de o matrice de culori</text:span></text:p>
      <text:p text:style-name="P15"><text:span text:style-name="T11">Dupa modelul generarii de </text:span><text:span text:style-name="T18">dreptunghiuri, fie scriu copiii, fie scriu eu impreuna cu ei codul. Sau daca nu, le dau codul si discutam pe el<text:line-break/>Vor introduce in matrice tuplu-uri RGB<text:line-break/></text:span></text:p>
      <text:p text:style-name="P16"><text:span text:style-name="T11">Extra exercitiu: sa transformam cele 3 generari in functii</text:span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6"><text:span text:style-name="T3">Lectia 4</text:span></text:p>
      <text:p text:style-name="P16"><text:span text:style-name="T11"/></text:p>
      <text:p text:style-name="P17"><text:span text:style-name="T45">Exercitiu</text:span><text:span text:style-name="T11">: Sa desenam padul </text:span><text:span text:style-name="T19">pe centru ferestrei in partea de jos</text:span></text:p>
      <text:p text:style-name="P18"><text:span text:style-name="T11">Copii vor trebui sa defineasca latimea si inaltimea dreptunghiului, culoarea, sa instantieze un Rect si sa apeleze metoda screen.draw.filled_rect <text:s/>- <text:s/></text:span><text:span text:style-name="T20">asemanator cu lectia 2</text:span><text:span text:style-name="T11"><text:line-break/>Ii pot ghida prin intrebari de tipul “prin ce am definit pana acum un dreptunghi”, “unde vrem sa definim padul”</text:span></text:p>
      <text:p text:style-name="P18"><text:span text:style-name="T11">Ii pot ghida cu coordonatele facand desene pe un sistem cartezian pe flipchart</text:span></text:p>
      <text:p text:style-name="P18"><text:span text:style-name="T11">La inceput o sa le spun sa hardcodeze valorile</text:span></text:p>
      <text:p text:style-name="P18"><text:span text:style-name="T11">Apoi o sa le spun sa schimbe dimensiunea ferestrei si o sa vada ca nu mai e centrat padul</text:span></text:p>
      <text:p text:style-name="P18"><text:span text:style-name="T11">O sa incercam sa calculam pozitia centrala a padului (pot renunta la pasul acesta daca vad ca nu se descurca sau il pot face extra/bonus)</text:span></text:p>
      <text:p text:style-name="P16"><text:span text:style-name="T11"/></text:p>
      <text:p text:style-name="P16"><text:span text:style-name="T11"/></text:p>
      <text:p text:style-name="P16"><text:span text:style-name="T11"/></text:p>
      <text:p text:style-name="P19"><text:soft-page-break/><text:span text:style-name="T3">Lectia 5</text:span></text:p>
      <text:p text:style-name="P19"><text:span text:style-name="T21"/></text:p>
      <text:p text:style-name="P20"><text:span text:style-name="T22">Miscarea padului in mod accelerat</text:span></text:p>
      <text:p text:style-name="P20"><text:span text:style-name="T22"/></text:p>
      <text:p text:style-name="P20"><text:span text:style-name="T22">Etape:</text:span></text:p>
      <text:list xml:id="list4160750183" text:style-name="L3">
        <text:list-item>
          <text:p text:style-name="P21"><text:span text:style-name="T10">Ce este viteza?</text:span></text:p>
          <text:p text:style-name="P21"><text:span text:style-name="T22">Discutie asupra masurarii timpului si a distantei<text:line-break/>Discutie asupra cunostintelor lor despre viteza<text:line-break/>Pot sa le fac un tabel in care sa pun variatia distantei in functie de timp pt o anumita viteza<text:line-break/>Copii trebuie sa inteleaga ca este o simpla adunare a vitezei la distanta pentru fiecare moment de timp<text:line-break/>Aducerea discutiei in spatiul sistemului de coordonate<text:line-break/>Cum s-ar misca un punct pe axa orizontala cu viteza v? Din nou tabel cu exemplu</text:span></text:p>
        </text:list-item>
        <text:list-item>
          <text:p text:style-name="P21"><text:span text:style-name="T22">Definirea unei variabile de viteza pentru pad. Nenula</text:span></text:p>
        </text:list-item>
        <text:list-item>
          <text:p text:style-name="P21"><text:span text:style-name="T22">Functia </text:span><text:span text:style-name="T10">update </text:span><text:span text:style-name="T22">din pgz – apelata <text:s/>de 60 de ori pe secunda pentru logica jocului<text:line-break/>Initial putem creste componenta x a padului si copiii o sa vada cum padul pleaca la dreapta. Apoi sa incerce sa scada<text:line-break/>Noi vrem sa se miste padul doar cand apasam tastatura </text:span><text:span text:style-name="T23">si atunci trebuie sa verificam daca s-a apasat o tasta sau nu<text:line-break/>Intrerupere pentru a explica if-ul</text:span></text:p>
        </text:list-item>
        <text:list-item>
          <text:p text:style-name="P22"><text:span text:style-name="T10">Expresii booleene</text:span><text:span text:style-name="T22"><text:line-break/></text:span><text:span text:style-name="T24">In prompt sa exerseze operatorii de comparatie cu numere si cu variabile<text:line-break/>O sa observe existenta valorilor de adevar care pot fi salvate in variabile<text:line-break/>O sa le prezint apoi cele 3 operatii logice cu tabelele de valori<text:line-break/>Sa le testeze in prompt</text:span></text:p>
        </text:list-item>
        <text:list-item>
          <text:p text:style-name="P23"><text:span text:style-name="T10">Structura alternativa if</text:span></text:p>
          <text:p text:style-name="P24"><text:span text:style-name="T22">O sa le dau cateva exemple in care facem lucruri diferite in functie de anumite conditii<text:line-break/>O sa le prezint if-ul simplu si cu else<text:line-break/>Exercitiu: in fisier, pt 2 numere date, sa il afiseze pe cel care care e mai mare<text:line-break/>Exercitiu 2: pentru 2 numere date, sa se afiseze suma daca primul e mai mare, numarul daca sunt egale si produsul daca primul e mai mic – acest exercitiu il fac impreuna cu ei pentru a le arata ca un if poate contine un alt if in el<text:line-break/>Rescrierea exercitiului folosind </text:span><text:span text:style-name="T10">elif</text:span></text:p>
        </text:list-item>
        <text:list-item>
          <text:p text:style-name="P24"><text:span text:style-name="T22">Reluarea functiei update – o sa le arat pe cod cum verificam daca o tasta a fost apasata sau nu<text:line-break/>Discutie asupra ce trebuie facut daca pentru fiecare tasta<text:line-break/>Implementare initiala – 2 if-uri pentru cand sunt apasate tastele, fara verificari de iesire din fereastra<text:line-break/>Copii ar trebui sa observe faptul ca padul iese din ecran daca tin apasate butoanele de stanga/dreapta – sa adaugam verificari in functie de pozitia padului daca il mai miscam sau nu</text:span></text:p>
        </text:list-item>
        <text:list-item>
          <text:p text:style-name="P24"><text:span text:style-name="T10">Extra(?) Ce este acceleratia?</text:span><text:span text:style-name="T22"><text:line-break/>S-ar putea ca miscarea padului sa fie destul de plictisitoare pentru ei si atunci le pot atrage atentia ca se poate </text:span><text:span text:style-name="T25">face mai interesanta</text:span></text:p>
          <text:p text:style-name="P25"><text:span text:style-name="T22">Putem aplica viteza drept concept de variatie si asupra vitezei in sine =&gt; acceleratie<text:line-break/>Comparatie cu sentimentul pe care il au copii cand accelereaza/decelereaza o masina sau un autobuz<text:line-break/>Exemplificare, pt o acceleratie data si v=0, o sa fac un tabel cu variatia vitezei si cea a distantei in timp<text:line-break/></text:span><text:soft-page-break/><text:span text:style-name="T22">Copii ar trebui sa inteleaga ca totul se reduce la niste simple adunari progresive<text:line-break/>Exemplificare pe coordonatele unui punct – tot cu tabel si desen</text:span></text:p>
        </text:list-item>
        <text:list-item>
          <text:p text:style-name="P25"><text:span text:style-name="T22">Adaugarea unei variabile pentru a defini acceleratia si viteza=0</text:span></text:p>
        </text:list-item>
        <text:list-item>
          <text:p text:style-name="P25"><text:span text:style-name="T22">Adaugarea la cele 2 ifuri pt taste a unei insumari in plus (la un</text:span><text:span text:style-name="T38">a</text:span><text:span text:style-name="T22"> e scadere)<text:line-break/></text:span><text:span text:style-name="T26">Explicarea membrilor </text:span><text:span text:style-name="T50">left, right, top, bottom </text:span><text:span text:style-name="T26">pe un </text:span><text:span text:style-name="T50">Rect</text:span><text:span text:style-name="T22"><text:line-break/>Conceptul de </text:span><text:span text:style-name="T10">global variable</text:span></text:p>
        </text:list-item>
        <text:list-item>
          <text:p text:style-name="P25"><text:span text:style-name="T22">O sa se observe dupa cateva apasari de buton ca padul se misca cu o viteza super mare<text:line-break/>Trebuie resetata viteza cand nu mai e apasat niciun buton</text:span></text:p>
        </text:list-item>
      </text:list>
      <text:p text:style-name="P26"><text:span text:style-name="T22"/></text:p>
      <text:p text:style-name="P26"><text:span text:style-name="T22">Extra 1: O verificare in plus sa nu mai iasa putin padul din ecran (nu e asa important)</text:span></text:p>
      <text:p text:style-name="P26"><text:span text:style-name="T22">Extra 2: O verificare in plus daca sunt apasate ambele taste stanga dreapta sa nu mai miscam padul de exemplu</text:span></text:p>
      <text:p text:style-name="P26"><text:span text:style-name="T22"/></text:p>
      <text:p text:style-name="P26"><text:span text:style-name="T22"/></text:p>
      <text:p text:style-name="P27"><text:span text:style-name="T3">Lectia 6</text:span></text:p>
      <text:p text:style-name="P27"><text:span text:style-name="T21"/></text:p>
      <text:p text:style-name="P28"><text:span text:style-name="T22">Desenarea bilei </text:span></text:p>
      <text:p text:style-name="P28"><text:span text:style-name="T22"/></text:p>
      <text:p text:style-name="P29"><text:span text:style-name="T22">Etape:</text:span></text:p>
      <text:list xml:id="list3726496692" text:style-name="L4">
        <text:list-item>
          <text:p text:style-name="P30"><text:span text:style-name="T10">Ce este un modul?</text:span></text:p>
          <text:p text:style-name="P30"><text:span text:style-name="T22">O sa le explic ca uneori dorim sa separam anumite bucati de cod de alte bucati de cod pentru a le putea refolosi sau pentru un mai bun management<text:line-break/>Impreuna cu ei, o sa creem un fisier nou numit ball.py si vom incepe discutia despre ce ne trebuie pentru a desena un cerc.<text:line-break/>Vom defini cateva constante pentru coordonatele centrului, raza si culoare<text:line-break/>Vom implementa functia de draw cu screen.draw.filled_circle<text:line-break/></text:span><text:span text:style-name="T10">!!! Daca nu au facut pana acum la extra-ul de la lectia 3, se le explic cum se defineste o functie</text:span></text:p>
        </text:list-item>
        <text:list-item>
          <text:p text:style-name="P30"><text:span text:style-name="T22">Importul moduluilui in joc si explicatii</text:span></text:p>
        </text:list-item>
        <text:list-item>
          <text:p text:style-name="P31"><text:span text:style-name="T22">Apelul functiei ball.draw in </text:span><text:span text:style-name="T10">draw</text:span></text:p>
        </text:list-item>
        <text:list-item>
          <text:p text:style-name="P31"><text:span text:style-name="T33">Vom defini o functie pentru a centra bila pe pad si sa fie deasupra padului<text:line-break/></text:span><text:span text:style-name="T22">Voi lua pe flipchart exemplu cu padul si bila si ii voi ghida sa isi dea seama de formule</text:span></text:p>
        </text:list-item>
        <text:list-item>
          <text:p text:style-name="P31"><text:span text:style-name="T22">Adaugarea unui bool </text:span><text:span text:style-name="T51">ball_is_moving</text:span><text:span text:style-name="T22"> pentru miscarea bilei (optional)<text:line-break/>Explicatii/recapitulare variabile booleene</text:span></text:p>
        </text:list-item>
        <text:list-item>
          <text:p text:style-name="P31"><text:span text:style-name="T32">Apelul metodei de centrare in if-urile pentru miscarea padului stanga/dreapta</text:span></text:p>
        </text:list-item>
      </text:list>
      <text:p text:style-name="P32"><text:span text:style-name="T22"/></text:p>
      <text:p text:style-name="P32"><text:span text:style-name="T22"/></text:p>
      <text:p text:style-name="P33"><text:span text:style-name="T3">Lectia </text:span><text:span text:style-name="T64">7</text:span></text:p>
      <text:p text:style-name="P33"><text:span text:style-name="T21"/></text:p>
      <text:p text:style-name="P33"><text:span text:style-name="T22">Coliziunea bilei cu peretii si pa</text:span><text:span text:style-name="T27">dul</text:span></text:p>
      <text:p text:style-name="P33"><text:span text:style-name="T27"/></text:p>
      <text:p text:style-name="P34"><text:span text:style-name="T27">E</text:span><text:span text:style-name="T22">tape:</text:span></text:p>
      <text:list xml:id="list1693109712" text:style-name="L5">
        <text:list-item>
          <text:p text:style-name="P35"><text:span text:style-name="T22">Definirea a doua variabile pentru miscarea bilei, </text:span><text:span text:style-name="T10">delta_x</text:span><text:span text:style-name="T22"> si </text:span><text:span text:style-name="T10">delta_y</text:span><text:span text:style-name="T22"><text:line-break/>Exemplificarea miscarii bilei pe grafic<text:line-break/>Cele 2 fiind egale se obtine o miscare la 45</text:span><text:span text:style-name="T69">°</text:span><text:span text:style-name="T22"><text:line-break/>Dupa implementare ei se pot juca cu aceste valori si pot obtine si alte unghiuri</text:span></text:p>
        </text:list-item>
        <text:list-item>
          <text:p text:style-name="P35"><text:span text:style-name="T22">Definirea functiei de </text:span><text:span text:style-name="T10">move</text:span></text:p>
        </text:list-item>
        <text:list-item>
          <text:p text:style-name="P35"><text:span text:style-name="T10">Optional</text:span><text:span text:style-name="T22">: definirea functiilor left/right/top/bottom</text:span></text:p>
        </text:list-item>
        <text:list-item>
          <text:p text:style-name="P35"><text:soft-page-break/><text:span text:style-name="T22">Discutie cand se doreste punerea in miscare a bilei – tasta spatiu<text:line-break/>Cum detecteaza ca o tasta a fost apasata in pgz – metode </text:span><text:span text:style-name="T10">on_key_down<text:line-break/></text:span><text:span text:style-name="T22">Discutie asupra parametrului functiei<text:line-break/>Implementarea ei prin setarea lui </text:span><text:span text:style-name="T10">ball_is_moving</text:span><text:span text:style-name="T22"> pe True</text:span></text:p>
        </text:list-item>
        <text:list-item>
          <text:p text:style-name="P35"><text:span text:style-name="T22">Adaugarea implementarii necesare in functia </text:span><text:span text:style-name="T10">update<text:line-break/></text:span><text:span text:style-name="T53">D</text:span><text:span text:style-name="T22">aca bila se misca, apelam functia de a misca bila<text:line-break/>Copii o sa observe ca bila trece prin </text:span><text:span text:style-name="T28">peretele din dreapta<text:line-break/>Discutie cand vrem sa ricoseze bazat pe coordonate, adica la ce valoare a lui x<text:line-break/>Discutie ce ar trebui sa se intample cand ricosam- cum delta_x trebuie sa isi schimbe semnul pentru ca directia bilei se inverseaza de la dreapta spre stanga<text:line-break/>Acelasi pattern pentru peretele de sus<text:line-break/>Acelasi pattern pentru peretele din dreapta<text:line-break/></text:span><text:span text:style-name="T29">Apoi copii o sa observe</text:span><text:span text:style-name="T30"> ca bila trece prin pad. O sa desenez pe grafic cum dorim sa facem coliziunea si cum vom modifica pozitia bilei<text:line-break/></text:span><text:span text:style-name="T52">!! </text:span><text:span text:style-name="T30">Implementarea o voi face impreuna cu ei pentru ca trebuie sa le explic metoda </text:span><text:span text:style-name="T52">collidepoint</text:span><text:span text:style-name="T30"><text:line-break/>Apoi ar trebui sa observe ca bila trece prin peretele de jos si ca atunci dorim o resetare a pozitiei ei si a miscarii ei (optional resetarea delta-urilor cu modul sau hardcodat)</text:span></text:p>
        </text:list-item>
      </text:list>
      <text:p text:style-name="P34"><text:span text:style-name="T31"/></text:p>
      <text:p text:style-name="P34"><text:span text:style-name="T31"/></text:p>
      <text:p text:style-name="P36"><text:span text:style-name="T3">Lectia </text:span><text:span text:style-name="T64">8</text:span></text:p>
      <text:p text:style-name="P36"><text:span text:style-name="T21"/></text:p>
      <text:p text:style-name="P37"><text:span text:style-name="T22">Coliziunea bilei cu brickurile</text:span></text:p>
      <text:p text:style-name="P37"><text:span text:style-name="T22"/></text:p>
      <text:p text:style-name="P38"><text:span text:style-name="T22">Etape:</text:span></text:p>
      <text:list xml:id="list2008714686" text:style-name="L7">
        <text:list-item>
          <text:p text:style-name="P39"><text:span text:style-name="T22">Discutie asupra unui brick vazut ca dreptunghi<text:line-break/>Recapitulare coordonate colturi, centru si laturi<text:line-break/>Discutie asupra bilei vazuta ca patrat<text:line-break/>Desenarea cazurilor in care se poate ciocni bila de un brick <text:line-break/>4 cazuri: sus, jos, stanga si dreapta<text:line-break/>Definirea celor 4 puncte pentru bila<text:line-break/>Discutie asupra celor 2/4 cazuri de coliziune cu desenarea cazurilor si prezentarea punctelor – ce se intampla cu brickul si schimbarea directiei bilei<text:line-break/>Mentionarea tipului </text:span><text:span text:style-name="T10">None</text:span><text:span text:style-name="T22"><text:line-break/>Pana acum totul e pe flipchart</text:span></text:p>
        </text:list-item>
        <text:list-item>
          <text:p text:style-name="P39"><text:span text:style-name="T22">Implementarea functiei </text:span><text:span text:style-name="T10">check_bricks_collision</text:span><text:span text:style-name="T22"><text:line-break/>O sa implementez deodata cu ei <text:line-break/>Parcurgerea matricei de brickuri<text:line-break/>Definirea celor 4 puncte de pe bila<text:line-break/>Scrierea cazurilor<text:line-break/></text:span><text:span text:style-name="T34">Fara iful in care verificam daca un brick e </text:span><text:span text:style-name="T54">None</text:span><text:span text:style-name="T34"> o sa le crape programul </text:span><text:span text:style-name="T35">atat in check, cat si in </text:span><text:span text:style-name="T55">draw</text:span><text:span text:style-name="T35">!!</text:span><text:span text:style-name="T34"><text:line-break/>Explicatii asupra tipului </text:span><text:span text:style-name="T54">None</text:span></text:p>
        </text:list-item>
      </text:list>
      <text:p text:style-name="P40"><text:span text:style-name="T34"/></text:p>
      <text:p text:style-name="P40"><text:span text:style-name="T34"/></text:p>
      <text:p text:style-name="P40"><text:span text:style-name="T34"/></text:p>
      <text:p text:style-name="P41"><text:span text:style-name="T65">L</text:span><text:span text:style-name="T3">ectia 9</text:span></text:p>
      <text:p text:style-name="P41"><text:span text:style-name="T21"/></text:p>
      <text:p text:style-name="P41"><text:span text:style-name="T22">Sistemul de vieti</text:span></text:p>
      <text:p text:style-name="P41"><text:soft-page-break/><text:span text:style-name="T22"/></text:p>
      <text:p text:style-name="P42"><text:span text:style-name="T22">Etape:</text:span></text:p>
      <text:list xml:id="list1104435374" text:style-name="L8">
        <text:list-item>
          <text:p text:style-name="P43"><text:span text:style-name="T22">Definirea unei variabile pentru a tine minte cate vieti avem</text:span></text:p>
        </text:list-item>
        <text:list-item>
          <text:p text:style-name="P43"><text:span text:style-name="T22">Afisarea numarului de vieti la o pozitie hardcodata sau cu o variabila<text:line-break/></text:span><text:span text:style-name="T36">Explicarea pe scurt a stringurilor</text:span></text:p>
        </text:list-item>
        <text:list-item>
          <text:p text:style-name="P43"><text:span text:style-name="T22">Discutie cand vrem sa scada numarul de vieti </text:span><text:span text:style-name="T36">si ce se intampla la 0<text:line-break/>Implementarea scaderii<text:line-break/>Implementarea if-ului pentru 0 vieti </text:span><text:span text:style-name="T37">=&gt; resetarea brickurilor si (optional) a culorilor</text:span></text:p>
          <text:p text:style-name="P43"><text:span text:style-name="T37">!! Daca nu au facut-o deja, generarea brickurilor trebuie facuta functi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iberation Serif1" svg:font-family="'Liberation Serif'" style:font-family-generic="roman"/>
    <style:font-face style:name="Arial1" svg:font-family="Arial" style:font-family-generic="swiss"/>
    <style:font-face style:name="Consolas1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2pt" fo:font-weight="normal" style:font-size-asian="10.5pt" style:font-weight-asian="normal" style:font-size-complex="12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31T10:28:47.550000000</meta:creation-date>
    <dc:date>2019-08-02T18:05:55.508000000</dc:date>
    <meta:editing-duration>PT20H19M57S</meta:editing-duration>
    <meta:editing-cycles>50</meta:editing-cycles>
    <meta:generator>LibreOffice/6.1.6.3$Windows_X86_64 LibreOffice_project/5896ab1714085361c45cf540f76f60673dd96a72</meta:generator>
    <meta:document-statistic meta:table-count="0" meta:image-count="0" meta:object-count="0" meta:page-count="8" meta:paragraph-count="128" meta:word-count="2347" meta:character-count="13649" meta:non-whitespace-character-count="11432"/>
  </office:meta>
</office:document-meta>
</file>